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850" officeooo:paragraph-rsid="001d2850"/>
    </style:style>
    <style:style style:name="P2" style:family="paragraph" style:parent-style-name="Standard">
      <style:text-properties fo:color="#999999" officeooo:rsid="001ed6c3" officeooo:paragraph-rsid="001ed6c3"/>
    </style:style>
    <style:style style:name="P3" style:family="paragraph" style:parent-style-name="Standard" style:list-style-name="L1">
      <style:text-properties fo:color="#999999" fo:font-size="8pt" officeooo:rsid="001ed6c3" officeooo:paragraph-rsid="001ed6c3" style:font-size-asian="8pt" style:font-size-complex="8pt"/>
    </style:style>
    <style:style style:name="P4" style:family="paragraph" style:parent-style-name="Standard" style:list-style-name="L1">
      <style:text-properties fo:color="#999999" fo:font-size="8pt" officeooo:rsid="002076ec" officeooo:paragraph-rsid="002076ec" style:font-size-asian="8pt" style:font-size-complex="8pt"/>
    </style:style>
    <style:style style:name="P5" style:family="paragraph" style:parent-style-name="Standard" style:list-style-name="L1">
      <style:text-properties fo:font-size="8pt" officeooo:rsid="001d2850" officeooo:paragraph-rsid="001d2850" style:font-size-asian="8pt" style:font-size-complex="8pt"/>
    </style:style>
    <style:style style:name="P6" style:family="paragraph" style:parent-style-name="Standard" style:list-style-name="L1">
      <style:text-properties fo:font-size="8pt" officeooo:rsid="001ed6c3" officeooo:paragraph-rsid="001ed6c3" style:font-size-asian="8pt" style:font-size-complex="8pt"/>
    </style:style>
    <style:style style:name="P7" style:family="paragraph" style:parent-style-name="Standard" style:list-style-name="L1">
      <style:text-properties fo:font-size="8pt" style:font-size-asian="8pt" style:font-size-complex="8pt"/>
    </style:style>
    <style:style style:name="P8" style:family="paragraph" style:parent-style-name="Standard" style:list-style-name="L1">
      <style:text-properties fo:color="#6666ff" fo:font-size="8pt" officeooo:rsid="002076ec" officeooo:paragraph-rsid="002076ec" style:font-size-asian="8pt" style:font-size-complex="8pt"/>
    </style:style>
    <style:style style:name="P9" style:family="paragraph" style:parent-style-name="Standard" style:list-style-name="L1">
      <style:text-properties fo:color="#6666ff" fo:font-size="8pt" officeooo:rsid="002076ec" officeooo:paragraph-rsid="00218ebf" style:font-size-asian="8pt" style:font-size-complex="8pt"/>
    </style:style>
    <style:style style:name="P10" style:family="paragraph" style:parent-style-name="Standard">
      <style:text-properties fo:color="#9900ff" officeooo:rsid="001d2850" officeooo:paragraph-rsid="001d2850"/>
    </style:style>
    <style:style style:name="P11" style:family="paragraph" style:parent-style-name="Standard" style:list-style-name="L1">
      <style:text-properties fo:color="#9900ff" fo:font-size="8pt" officeooo:rsid="002076ec" officeooo:paragraph-rsid="002076ec" style:font-size-asian="8pt" style:font-size-complex="8pt"/>
    </style:style>
    <style:style style:name="P12" style:family="paragraph" style:parent-style-name="Standard" style:list-style-name="L1">
      <style:text-properties fo:color="#ff3333" fo:font-size="8pt" officeooo:rsid="0022f4e8" officeooo:paragraph-rsid="0022f4e8" style:font-size-asian="8pt" style:font-size-complex="8pt"/>
    </style:style>
    <style:style style:name="T1" style:family="text">
      <style:text-properties officeooo:rsid="001d285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076ec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color="#6666ff" officeooo:rsid="002076ec"/>
    </style:style>
    <style:style style:name="T8" style:family="text">
      <style:text-properties fo:color="#9900ff" officeooo:rsid="002076ec"/>
    </style:style>
    <style:style style:name="T9" style:family="text">
      <style:text-properties officeooo:rsid="00218ebf"/>
    </style:style>
    <style:style style:name="T10" style:family="text">
      <style:text-properties officeooo:rsid="0022f4e8"/>
    </style:style>
    <style:style style:name="T11" style:family="text">
      <style:text-properties fo:color="#ff3333" officeooo:rsid="0022f4e8"/>
    </style:style>
    <text:list-style style:name="L1">
      <text:list-level-style-number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LAZ 1977 <text:span text:style-name="T7">ALLTHEMED DOCS 2017 </text:span><text:span text:style-name="T8">SNYDER 1973 </text:span><text:span text:style-name="T11">DREYFUS &amp; DREYFUS 1977</text:span></text:p>
      <text:p text:style-name="P10"/>
      <text:p text:style-name="P1"/>
      <text:p text:style-name="P1"/>
      <text:list xml:id="list1037612389717938354" text:style-name="L1">
        <text:list-item>
          <text:p text:style-name="P5">Drefyus Affair</text:p>
          <text:list>
            <text:list-item>
              <text:p text:style-name="P6">Afterwards</text:p>
              <text:list>
                <text:list-item>
                  <text:p text:style-name="P4">Jan 13, 1898 – Zola published 'J'Accuse!' in defense of Dreyfus – demanded trial by jury</text:p>
                  <text:list>
                    <text:list-item>
                      <text:p text:style-name="P4">Sentenced to one year in prison – found guilty of libel from comments made at jury trial</text:p>
                    </text:list-item>
                    <text:list-item>
                      <text:p text:style-name="P4">died from accident</text:p>
                    </text:list-item>
                  </text:list>
                </text:list-item>
                <text:list-item>
                  <text:p text:style-name="P4">open of trial – Chief Defense Council Labori was shot</text:p>
                </text:list-item>
                <text:list-item>
                  <text:p text:style-name="P4">Major Esterhazy was tried also – coached by Paty de Clam – found not guilty</text:p>
                </text:list-item>
                <text:list-item>
                  <text:p text:style-name="P4">Government studied Dreyfus documents. An official discovered forgeries by Major Henry, who confessed &amp; committed suicide in cell after arrest that night</text:p>
                  <text:list>
                    <text:list-item>
                      <text:p text:style-name="P4">nationwide collection for widow of Major Henry was successful (sign of antisemitism)</text:p>
                    </text:list-item>
                  </text:list>
                </text:list-item>
                <text:list-item>
                  <text:p text:style-name="P4">Publication of Major Estetrhazy's letters to widow – letters denounced France, fled to England</text:p>
                </text:list-item>
                <text:list-item>
                  <text:p text:style-name="P4">6/3/99 – new trial for Dreyfus – Supreme Court – court refused to disavow the Army – convicted again but sentence reduced to 10 years</text:p>
                </text:list-item>
                <text:list-item>
                  <text:p text:style-name="P4">1906 – Dreyfus declared innocent – received back in Army &amp; promoted. Picquart became General in Clemenceau's cabinet</text:p>
                </text:list-item>
                <text:list-item>
                  <text:p text:style-name="P4">real criminals went unpunished</text:p>
                </text:list-item>
                <text:list-item>
                  <text:p text:style-name="P8">Shot at mausoleum while paying tribute to Emile Zola – survived – shooter found not guilty by reason of insanity</text:p>
                </text:list-item>
                <text:list-item>
                  <text:p text:style-name="P8">retired from military 1 year after release from imprisonment ?</text:p>
                </text:list-item>
                <text:list-item>
                  <text:p text:style-name="P8">1914 – returned to active duty (WWI) – saw action, fighting against Germans – survived war</text:p>
                </text:list-item>
                <text:list-item>
                  <text:p text:style-name="P8">May 1923 – Esterhazy – died in England – penniless</text:p>
                </text:list-item>
                <text:list-item>
                  <text:p text:style-name="P9">Dreyfus – private life after WWI – july 12<text:span text:style-name="T5">th</text:span>, 1935 – died @ age of 75 in Paris</text:p>
                </text:list-item>
                <text:list-item>
                  <text:p text:style-name="P9"><text:span text:style-name="T9">Jacque Chirac – removed statue – far from tourist areas</text:span> <text:span text:style-name="T9">to obscure park in Central Paris – close to where Dreyfus is buried</text:span></text:p>
                </text:list-item>
              </text:list>
            </text:list-item>
          </text:list>
        </text:list-item>
        <text:list-item>
          <text:p text:style-name="P5">Russia (Bolsheviks)</text:p>
        </text:list-item>
        <text:list-item>
          <text:p text:style-name="P5">Slovenia – TIGR &amp; Liberation Front of the Sloevnian People</text:p>
        </text:list-item>
        <text:list-item>
          <text:p text:style-name="P5">French Resistance</text:p>
        </text:list-item>
        <text:list-item>
          <text:p text:style-name="P7"><text:s/><text:span text:style-name="T1">National Liberation Army (Yugoslavia)</text:span></text:p>
        </text:list-item>
        <text:list-item>
          <text:p text:style-name="P5">Anti-Pinochet Movements</text:p>
        </text:list-item>
        <text:list-item>
          <text:p text:style-name="P5">UK</text:p>
          <text:list>
            <text:list-item>
              <text:p text:style-name="P5">Against BUF </text:p>
            </text:list-item>
            <text:list-item>
              <text:p text:style-name="P5">Against National Front &amp; BNP</text:p>
            </text:list-item>
            <text:list-item>
              <text:p text:style-name="P5">Anti-fascist Action</text:p>
            </text:list-item>
          </text:list>
        </text:list-item>
        <text:list-item>
          <text:p text:style-name="P5">Antifa (Germany)</text:p>
          <text:list>
            <text:list-item>
              <text:p text:style-name="P5">Post-WWII</text:p>
            </text:list-item>
            <text:list-item>
              <text:p text:style-name="P5">Post-Reuinification</text:p>
            </text:list-item>
          </text:list>
        </text:list-item>
        <text:list-item>
          <text:p text:style-name="P5">U.S. History</text:p>
          <text:list>
            <text:list-item>
              <text:p text:style-name="P5">Post WW I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7:37:59.592277231</meta:creation-date>
    <dc:date>2017-10-16T21:29:00.504801329</dc:date>
    <meta:editing-duration>PT48M13S</meta:editing-duration>
    <meta:editing-cycles>1</meta:editing-cycles>
    <meta:document-statistic meta:table-count="0" meta:image-count="0" meta:object-count="0" meta:page-count="1" meta:paragraph-count="34" meta:word-count="311" meta:character-count="1946" meta:non-whitespace-character-count="1639"/>
    <meta:generator>LibreOffice/4.2.8.2$Linux_X86_64 LibreOffice_project/420m0$Build-2</meta:generator>
  </office:meta>
</office:document-meta>
</file>